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94.51pt"/>
    </style:style>
    <style:style style:name="co6" style:family="table-column">
      <style:table-column-properties fo:break-before="auto" style:column-width="131.44pt"/>
    </style:style>
    <style:style style:name="co7" style:family="table-column">
      <style:table-column-properties fo:break-before="auto" style:column-width="145.11pt"/>
    </style:style>
    <style:style style:name="co8" style:family="table-column">
      <style:table-column-properties fo:break-before="auto" style:column-width="143.55pt"/>
    </style:style>
    <style:style style:name="co9" style:family="table-column">
      <style:table-column-properties fo:break-before="auto" style:column-width="138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 style:data-style-name="N99"/>
    <style:style style:name="ce6" style:family="table-cell" style:parent-style-name="Default" style:data-style-name="N122"/>
    <style:style style:name="ce3" style:family="table-cell" style:parent-style-name="Default" style:data-style-name="N99"/>
    <style:style style:name="ce4" style:family="table-cell" style:parent-style-name="Default" style:data-style-name="N122"/>
  </office:automatic-styles>
  <office:body>
    <office:spreadsheet>
      <table:calculation-settings table:automatic-find-labels="false"/>
      <table:table table:name="F5NLTankNL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row table:style-name="ro1" table:number-rows-repeated="3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YES-AFFIN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73232442145712" calcext:value-type="float">
            <text:p>0.973232442145712</text:p>
          </table:table-cell>
          <table:table-cell office:value-type="string" calcext:value-type="string">
            <text:p>NRMSE:</text:p>
          </table:table-cell>
          <table:table-cell office:value-type="float" office:value="0.994600258416798" calcext:value-type="float">
            <text:p>0.994600258416798</text:p>
          </table:table-cell>
          <table:table-cell/>
          <table:table-cell office:value-type="string" calcext:value-type="string">
            <text:p>cat NLTankNLF5Affine.txt | grep "every" | grep '\-1' | grep 'False'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75264336973972" calcext:value-type="float">
            <text:p>0.975264336973972</text:p>
          </table:table-cell>
          <table:table-cell office:value-type="string" calcext:value-type="string">
            <text:p>NRMSE:</text:p>
          </table:table-cell>
          <table:table-cell office:value-type="float" office:value="0.995010146650031" calcext:value-type="float">
            <text:p>0.995010146650031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7092577881609" calcext:value-type="float">
            <text:p>0.967092577881609</text:p>
          </table:table-cell>
          <table:table-cell office:value-type="string" calcext:value-type="string">
            <text:p>NRMSE:</text:p>
          </table:table-cell>
          <table:table-cell office:value-type="float" office:value="0.99336168145873" calcext:value-type="float">
            <text:p>0.99336168145873</text:p>
          </table:table-cell>
          <table:table-cell/>
          <table:table-cell office:value-type="string" calcext:value-type="string">
            <text:p>MEAN</text:p>
          </table:table-cell>
          <table:table-cell table:style-name="ce4" table:formula="of:=AVERAGE([.G5:.G14])" office:value-type="float" office:value="0.960567180097337" calcext:value-type="float">
            <text:p>0.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46385374320214" calcext:value-type="float">
            <text:p>0.946385374320214</text:p>
          </table:table-cell>
          <table:table-cell office:value-type="string" calcext:value-type="string">
            <text:p>NRMSE:</text:p>
          </table:table-cell>
          <table:table-cell office:value-type="float" office:value="0.989184477518387" calcext:value-type="float">
            <text:p>0.989184477518387</text:p>
          </table:table-cell>
          <table:table-cell/>
          <table:table-cell office:value-type="string" calcext:value-type="string">
            <text:p>STD</text:p>
          </table:table-cell>
          <table:table-cell table:style-name="ce4" table:formula="of:=STDEV([.G5:.G14])" office:value-type="float" office:value="0.0145729927906586" calcext:value-type="float">
            <text:p>0.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76652010297105" calcext:value-type="float">
            <text:p>0.976652010297105</text:p>
          </table:table-cell>
          <table:table-cell office:value-type="string" calcext:value-type="string">
            <text:p>NRMSE:</text:p>
          </table:table-cell>
          <table:table-cell office:value-type="float" office:value="0.995290077952976" calcext:value-type="float">
            <text:p>0.995290077952976</text:p>
          </table:table-cell>
          <table:table-cell/>
          <table:table-cell office:value-type="string" calcext:value-type="string">
            <text:p>MAX</text:p>
          </table:table-cell>
          <table:table-cell table:style-name="ce4" table:formula="of:=MAX([.G5:.G14])" office:value-type="float" office:value="0.976652010297105" calcext:value-type="float">
            <text:p>0.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4143191354813" calcext:value-type="float">
            <text:p>0.964143191354813</text:p>
          </table:table-cell>
          <table:table-cell office:value-type="string" calcext:value-type="string">
            <text:p>NRMSE:</text:p>
          </table:table-cell>
          <table:table-cell office:value-type="float" office:value="0.992766710293995" calcext:value-type="float">
            <text:p>0.992766710293995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29634098029273" calcext:value-type="float">
            <text:p>0.929634098029273</text:p>
          </table:table-cell>
          <table:table-cell office:value-type="string" calcext:value-type="string">
            <text:p>NRMSE:</text:p>
          </table:table-cell>
          <table:table-cell office:value-type="float" office:value="0.985805291279123" calcext:value-type="float">
            <text:p>0.985805291279123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58701970562721" calcext:value-type="float">
            <text:p>0.958701970562721</text:p>
          </table:table-cell>
          <table:table-cell office:value-type="string" calcext:value-type="string">
            <text:p>NRMSE:</text:p>
          </table:table-cell>
          <table:table-cell office:value-type="float" office:value="0.991669068651288" calcext:value-type="float">
            <text:p>0.991669068651288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52934786997014" calcext:value-type="float">
            <text:p>0.952934786997014</text:p>
          </table:table-cell>
          <table:table-cell office:value-type="string" calcext:value-type="string">
            <text:p>NRMSE:</text:p>
          </table:table-cell>
          <table:table-cell office:value-type="float" office:value="0.990505671486435" calcext:value-type="float">
            <text:p>0.990505671486435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1631012410931" calcext:value-type="float">
            <text:p>0.961631012410931</text:p>
          </table:table-cell>
          <table:table-cell office:value-type="string" calcext:value-type="string">
            <text:p>NRMSE:</text:p>
          </table:table-cell>
          <table:table-cell office:value-type="float" office:value="0.992259935743191" calcext:value-type="float">
            <text:p>0.992259935743191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4"/>
          <table:table-cell table:number-columns-repeated="2"/>
        </table:table-row>
        <table:table-row table:style-name="ro1" table:number-rows-repeated="2">
          <table:table-cell table:number-columns-repeated="11"/>
          <table:table-cell table:style-name="ce4"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9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NONAFFINE</text:p>
          </table:table-cell>
          <table:table-cell table:style-name="Default"/>
          <table:table-cell table:number-columns-repeated="9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34564499196329" calcext:value-type="float">
            <text:p>0.934564499196329</text:p>
          </table:table-cell>
          <table:table-cell office:value-type="string" calcext:value-type="string">
            <text:p>NRMSE:</text:p>
          </table:table-cell>
          <table:table-cell office:value-type="float" office:value="0.986799886764768" calcext:value-type="float">
            <text:p>0.986799886764768</text:p>
          </table:table-cell>
          <table:table-cell/>
          <table:table-cell office:value-type="string" calcext:value-type="string">
            <text:p>MEAN</text:p>
          </table:table-cell>
          <table:table-cell table:style-name="ce4" table:formula="of:=AVERAGE([.G22:.G31])" office:value-type="float" office:value="0.943053311098822" calcext:value-type="float">
            <text:p>0.943</text:p>
          </table:table-cell>
          <table:table-cell/>
          <table:table-cell office:value-type="string" calcext:value-type="string">
            <text:p>cat NLTankNLF5NonAffine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23077583638218" calcext:value-type="float">
            <text:p>0.923077583638218</text:p>
          </table:table-cell>
          <table:table-cell office:value-type="string" calcext:value-type="string">
            <text:p>NRMSE:</text:p>
          </table:table-cell>
          <table:table-cell office:value-type="float" office:value="0.984482664702916" calcext:value-type="float">
            <text:p>0.984482664702916</text:p>
          </table:table-cell>
          <table:table-cell/>
          <table:table-cell office:value-type="string" calcext:value-type="string">
            <text:p>STD</text:p>
          </table:table-cell>
          <table:table-cell table:style-name="ce4" table:formula="of:=STDEV([.G22:.G31])" office:value-type="float" office:value="0.0127500057986738" calcext:value-type="float">
            <text:p>0.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37626757727782" calcext:value-type="float">
            <text:p>0.937626757727782</text:p>
          </table:table-cell>
          <table:table-cell office:value-type="string" calcext:value-type="string">
            <text:p>NRMSE:</text:p>
          </table:table-cell>
          <table:table-cell office:value-type="float" office:value="0.987417627270675" calcext:value-type="float">
            <text:p>0.987417627270675</text:p>
          </table:table-cell>
          <table:table-cell/>
          <table:table-cell office:value-type="string" calcext:value-type="string">
            <text:p>MAX</text:p>
          </table:table-cell>
          <table:table-cell table:style-name="ce4" table:formula="of:=MAX([.G22:.G31])" office:value-type="float" office:value="0.963200111664909" calcext:value-type="float">
            <text:p>0.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4775049326643" calcext:value-type="float">
            <text:p>0.94775049326643</text:p>
          </table:table-cell>
          <table:table-cell office:value-type="string" calcext:value-type="string">
            <text:p>NRMSE:</text:p>
          </table:table-cell>
          <table:table-cell office:value-type="float" office:value="0.989459858992484" calcext:value-type="float">
            <text:p>0.989459858992484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47281099274186" calcext:value-type="float">
            <text:p>0.947281099274186</text:p>
          </table:table-cell>
          <table:table-cell office:value-type="string" calcext:value-type="string">
            <text:p>NRMSE:</text:p>
          </table:table-cell>
          <table:table-cell office:value-type="float" office:value="0.989365169507824" calcext:value-type="float">
            <text:p>0.989365169507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3200111664909" calcext:value-type="float">
            <text:p>0.963200111664909</text:p>
          </table:table-cell>
          <table:table-cell office:value-type="string" calcext:value-type="string">
            <text:p>NRMSE:</text:p>
          </table:table-cell>
          <table:table-cell office:value-type="float" office:value="0.992576465571425" calcext:value-type="float">
            <text:p>0.992576465571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26405114749612" calcext:value-type="float">
            <text:p>0.926405114749612</text:p>
          </table:table-cell>
          <table:table-cell office:value-type="string" calcext:value-type="string">
            <text:p>NRMSE:</text:p>
          </table:table-cell>
          <table:table-cell office:value-type="float" office:value="0.985153917874737" calcext:value-type="float">
            <text:p>0.9851539178747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55860496991368" calcext:value-type="float">
            <text:p>0.955860496991368</text:p>
          </table:table-cell>
          <table:table-cell office:value-type="string" calcext:value-type="string">
            <text:p>NRMSE:</text:p>
          </table:table-cell>
          <table:table-cell office:value-type="float" office:value="0.991095866453152" calcext:value-type="float">
            <text:p>0.991095866453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51742853238999" calcext:value-type="float">
            <text:p>0.951742853238999</text:p>
          </table:table-cell>
          <table:table-cell office:value-type="string" calcext:value-type="string">
            <text:p>NRMSE:</text:p>
          </table:table-cell>
          <table:table-cell office:value-type="float" office:value="0.990265226156584" calcext:value-type="float">
            <text:p>0.9902652261565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43024101240383" calcext:value-type="float">
            <text:p>0.943024101240383</text:p>
          </table:table-cell>
          <table:table-cell office:value-type="string" calcext:value-type="string">
            <text:p>NRMSE:</text:p>
          </table:table-cell>
          <table:table-cell office:value-type="float" office:value="0.988506417677423" calcext:value-type="float">
            <text:p>0.988506417677423</text:p>
          </table:table-cell>
          <table:table-cell table:number-columns-repeated="5"/>
        </table:table-row>
        <table:table-row table:style-name="ro1" table:number-rows-repeated="9">
          <table:table-cell table:number-columns-repeated="14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2NLTankNL" table:style-name="ta1">
        <table:table-column table:style-name="co5" table:default-cell-style-name="Default"/>
        <table:table-column table:style-name="co3" table:default-cell-style-name="ce3"/>
        <table:table-column table:style-name="co3" table:number-columns-repeated="9" table:default-cell-style-name="Default"/>
        <table:table-column table:style-name="co3" table:default-cell-style-name="ce4"/>
        <table:table-column table:style-name="co3" table:default-cell-style-name="Default"/>
        <table:table-row table:style-name="ro1" table:number-rows-repeated="3">
          <table:table-cell/>
          <table:table-cell table:style-name="Default"/>
          <table:table-cell table:number-columns-repeated="9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Affin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79090879500486" calcext:value-type="float">
            <text:p>0.879090879500486</text:p>
          </table:table-cell>
          <table:table-cell office:value-type="string" calcext:value-type="string">
            <text:p>NRMSE:</text:p>
          </table:table-cell>
          <table:table-cell office:value-type="float" office:value="0.975609354827826" calcext:value-type="float">
            <text:p>0.975609354827826</text:p>
          </table:table-cell>
          <table:table-cell/>
          <table:table-cell office:value-type="string" calcext:value-type="string">
            <text:p>MEAN</text:p>
          </table:table-cell>
          <table:table-cell table:formula="of:=AVERAGE([.G7:.G16])" office:value-type="float" office:value="0.912831543569227" calcext:value-type="float">
            <text:p>0.913</text:p>
          </table:table-cell>
          <table:table-cell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5879498149837" calcext:value-type="float">
            <text:p>0.905879498149837</text:p>
          </table:table-cell>
          <table:table-cell office:value-type="string" calcext:value-type="string">
            <text:p>NRMSE:</text:p>
          </table:table-cell>
          <table:table-cell office:value-type="float" office:value="0.981013344943953" calcext:value-type="float">
            <text:p>0.981013344943953</text:p>
          </table:table-cell>
          <table:table-cell/>
          <table:table-cell office:value-type="string" calcext:value-type="string">
            <text:p>STD</text:p>
          </table:table-cell>
          <table:table-cell table:formula="of:=STDEV([.G7:.G16])" office:value-type="float" office:value="0.0186082063898772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9722688915262" calcext:value-type="float">
            <text:p>0.909722688915262</text:p>
          </table:table-cell>
          <table:table-cell office:value-type="string" calcext:value-type="string">
            <text:p>NRMSE:</text:p>
          </table:table-cell>
          <table:table-cell office:value-type="float" office:value="0.981788620637807" calcext:value-type="float">
            <text:p>0.981788620637807</text:p>
          </table:table-cell>
          <table:table-cell/>
          <table:table-cell office:value-type="string" calcext:value-type="string">
            <text:p>MAX</text:p>
          </table:table-cell>
          <table:table-cell table:formula="of:=MAX([.G7:.G16])" office:value-type="float" office:value="0.938067322684834" calcext:value-type="float">
            <text:p>0.938</text:p>
          </table:table-cell>
          <table:table-cell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38067322684834" calcext:value-type="float">
            <text:p>0.938067322684834</text:p>
          </table:table-cell>
          <table:table-cell office:value-type="string" calcext:value-type="string">
            <text:p>NRMSE:</text:p>
          </table:table-cell>
          <table:table-cell office:value-type="float" office:value="0.987506501157925" calcext:value-type="float">
            <text:p>0.987506501157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36083817726683" calcext:value-type="float">
            <text:p>0.936083817726683</text:p>
          </table:table-cell>
          <table:table-cell office:value-type="string" calcext:value-type="string">
            <text:p>NRMSE:</text:p>
          </table:table-cell>
          <table:table-cell office:value-type="float" office:value="0.987106374472431" calcext:value-type="float">
            <text:p>0.987106374472431</text:p>
          </table:table-cell>
          <table:table-cell table:number-columns-repeated="3"/>
          <table:table-cell office:value-type="string" calcext:value-type="string">
            <text:p>cat NLTankNLF2Affine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8012511380556" calcext:value-type="float">
            <text:p>0.918012511380556</text:p>
          </table:table-cell>
          <table:table-cell office:value-type="string" calcext:value-type="string">
            <text:p>NRMSE:</text:p>
          </table:table-cell>
          <table:table-cell office:value-type="float" office:value="0.983460902409901" calcext:value-type="float">
            <text:p>0.9834609024099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25258777673259" calcext:value-type="float">
            <text:p>0.925258777673259</text:p>
          </table:table-cell>
          <table:table-cell office:value-type="string" calcext:value-type="string">
            <text:p>NRMSE:</text:p>
          </table:table-cell>
          <table:table-cell office:value-type="float" office:value="0.984922670630844" calcext:value-type="float">
            <text:p>0.984922670630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3784558487943" calcext:value-type="float">
            <text:p>0.903784558487943</text:p>
          </table:table-cell>
          <table:table-cell office:value-type="string" calcext:value-type="string">
            <text:p>NRMSE:</text:p>
          </table:table-cell>
          <table:table-cell office:value-type="float" office:value="0.98059073885982" calcext:value-type="float">
            <text:p>0.980590738859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20200002924722" calcext:value-type="float">
            <text:p>0.920200002924722</text:p>
          </table:table-cell>
          <table:table-cell office:value-type="string" calcext:value-type="string">
            <text:p>NRMSE:</text:p>
          </table:table-cell>
          <table:table-cell office:value-type="float" office:value="0.983902178716026" calcext:value-type="float">
            <text:p>0.983902178716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92215378248687" calcext:value-type="float">
            <text:p>0.892215378248687</text:p>
          </table:table-cell>
          <table:table-cell office:value-type="string" calcext:value-type="string">
            <text:p>NRMSE:</text:p>
          </table:table-cell>
          <table:table-cell office:value-type="float" office:value="0.978256921783135" calcext:value-type="float">
            <text:p>0.978256921783135</text:p>
          </table:table-cell>
          <table:table-cell table:number-columns-repeated="4"/>
        </table:table-row>
        <table:table-row table:style-name="ro1" table:number-rows-repeated="5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NONAFFIN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79099653740013" calcext:value-type="float">
            <text:p>0.879099653740013</text:p>
          </table:table-cell>
          <table:table-cell office:value-type="string" calcext:value-type="string">
            <text:p>NRMSE:</text:p>
          </table:table-cell>
          <table:table-cell office:value-type="float" office:value="0.975611124829643" calcext:value-type="float">
            <text:p>0.975611124829643</text:p>
          </table:table-cell>
          <table:table-cell/>
          <table:table-cell office:value-type="string" calcext:value-type="string">
            <text:p>MEAN</text:p>
          </table:table-cell>
          <table:table-cell table:formula="of:=AVERAGE([.G23:.G32])" office:value-type="float" office:value="0.873180049473161" calcext:value-type="float">
            <text:p>0.873</text:p>
          </table:table-cell>
          <table:table-cell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80486831644243" calcext:value-type="float">
            <text:p>0.880486831644243</text:p>
          </table:table-cell>
          <table:table-cell office:value-type="string" calcext:value-type="string">
            <text:p>NRMSE:</text:p>
          </table:table-cell>
          <table:table-cell office:value-type="float" office:value="0.975890956193174" calcext:value-type="float">
            <text:p>0.975890956193174</text:p>
          </table:table-cell>
          <table:table-cell/>
          <table:table-cell office:value-type="string" calcext:value-type="string">
            <text:p>STD</text:p>
          </table:table-cell>
          <table:table-cell table:formula="of:=STDEV([.G23:.G32])" office:value-type="float" office:value="0.023545357596545" calcext:value-type="float">
            <text:p>0.024</text:p>
          </table:table-cell>
          <table:table-cell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59597298095988" calcext:value-type="float">
            <text:p>0.859597298095988</text:p>
          </table:table-cell>
          <table:table-cell office:value-type="string" calcext:value-type="string">
            <text:p>NRMSE:</text:p>
          </table:table-cell>
          <table:table-cell office:value-type="float" office:value="0.971676971354952" calcext:value-type="float">
            <text:p>0.971676971354952</text:p>
          </table:table-cell>
          <table:table-cell/>
          <table:table-cell office:value-type="string" calcext:value-type="string">
            <text:p>MAX</text:p>
          </table:table-cell>
          <table:table-cell table:formula="of:=MAX([.G23:.G32])" office:value-type="float" office:value="0.903382016505462" calcext:value-type="float">
            <text:p>0.903</text:p>
          </table:table-cell>
          <table:table-cell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77440398769329" calcext:value-type="float">
            <text:p>0.877440398769329</text:p>
          </table:table-cell>
          <table:table-cell office:value-type="string" calcext:value-type="string">
            <text:p>NRMSE:</text:p>
          </table:table-cell>
          <table:table-cell office:value-type="float" office:value="0.975276408150926" calcext:value-type="float">
            <text:p>0.975276408150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20878585060613" calcext:value-type="float">
            <text:p>0.820878585060613</text:p>
          </table:table-cell>
          <table:table-cell office:value-type="string" calcext:value-type="string">
            <text:p>NRMSE:</text:p>
          </table:table-cell>
          <table:table-cell office:value-type="float" office:value="0.963866358001158" calcext:value-type="float">
            <text:p>0.963866358001158</text:p>
          </table:table-cell>
          <table:table-cell table:number-columns-repeated="3"/>
          <table:table-cell office:value-type="string" calcext:value-type="string">
            <text:p>cat NLTankNLF2NonAffine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3382016505462" calcext:value-type="float">
            <text:p>0.903382016505462</text:p>
          </table:table-cell>
          <table:table-cell office:value-type="string" calcext:value-type="string">
            <text:p>NRMSE:</text:p>
          </table:table-cell>
          <table:table-cell office:value-type="float" office:value="0.980509535236627" calcext:value-type="float">
            <text:p>0.980509535236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52488690358388" calcext:value-type="float">
            <text:p>0.852488690358388</text:p>
          </table:table-cell>
          <table:table-cell office:value-type="string" calcext:value-type="string">
            <text:p>NRMSE:</text:p>
          </table:table-cell>
          <table:table-cell office:value-type="float" office:value="0.970242972593902" calcext:value-type="float">
            <text:p>0.9702429725939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92080532413639" calcext:value-type="float">
            <text:p>0.892080532413639</text:p>
          </table:table-cell>
          <table:table-cell office:value-type="string" calcext:value-type="string">
            <text:p>NRMSE:</text:p>
          </table:table-cell>
          <table:table-cell office:value-type="float" office:value="0.978229719725077" calcext:value-type="float">
            <text:p>0.97822971972507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77442108871367" calcext:value-type="float">
            <text:p>0.877442108871367</text:p>
          </table:table-cell>
          <table:table-cell office:value-type="string" calcext:value-type="string">
            <text:p>NRMSE:</text:p>
          </table:table-cell>
          <table:table-cell office:value-type="float" office:value="0.975276753124836" calcext:value-type="float">
            <text:p>0.97527675312483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888904379272568" calcext:value-type="float">
            <text:p>0.888904379272568</text:p>
          </table:table-cell>
          <table:table-cell office:value-type="string" calcext:value-type="string">
            <text:p>NRMSE:</text:p>
          </table:table-cell>
          <table:table-cell office:value-type="float" office:value="0.977589003590874" calcext:value-type="float">
            <text:p>0.977589003590874</text:p>
          </table:table-cell>
          <table:table-cell table:number-columns-repeated="2"/>
          <table:table-cell table:style-name="Default"/>
          <table:table-cell/>
        </table:table-row>
      </table:table>
      <table:table table:name="F5NLtankLin" table:style-name="ta1">
        <table:table-column table:style-name="co6" table:default-cell-style-name="Default"/>
        <table:table-column table:style-name="co3" table:default-cell-style-name="ce3"/>
        <table:table-column table:style-name="co3" table:number-columns-repeated="9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ffine</text:p>
          </table:table-cell>
          <table:table-cell table:style-name="Default"/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78792494497845" calcext:value-type="float">
            <text:p>0.978792494497845</text:p>
          </table:table-cell>
          <table:table-cell office:value-type="string" calcext:value-type="string">
            <text:p>NRMSE:</text:p>
          </table:table-cell>
          <table:table-cell office:value-type="float" office:value="0.995789236237169" calcext:value-type="float">
            <text:p>0.99578923623716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4595592855384" calcext:value-type="float">
            <text:p>0.984595592855384</text:p>
          </table:table-cell>
          <table:table-cell office:value-type="string" calcext:value-type="string">
            <text:p>NRMSE:</text:p>
          </table:table-cell>
          <table:table-cell office:value-type="float" office:value="0.996941445122537" calcext:value-type="float">
            <text:p>0.99694144512253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1167614007812" calcext:value-type="float">
            <text:p>0.981167614007812</text:p>
          </table:table-cell>
          <table:table-cell office:value-type="string" calcext:value-type="string">
            <text:p>NRMSE:</text:p>
          </table:table-cell>
          <table:table-cell office:value-type="float" office:value="0.996260817732878" calcext:value-type="float">
            <text:p>0.99626081773287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1071306695122" calcext:value-type="float">
            <text:p>0.981071306695122</text:p>
          </table:table-cell>
          <table:table-cell office:value-type="string" calcext:value-type="string">
            <text:p>NRMSE:</text:p>
          </table:table-cell>
          <table:table-cell office:value-type="float" office:value="0.996241695854432" calcext:value-type="float">
            <text:p>0.99624169585443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0699685611507" calcext:value-type="float">
            <text:p>0.980699685611507</text:p>
          </table:table-cell>
          <table:table-cell office:value-type="string" calcext:value-type="string">
            <text:p>NRMSE:</text:p>
          </table:table-cell>
          <table:table-cell office:value-type="float" office:value="0.996167910250923" calcext:value-type="float">
            <text:p>0.996167910250923</text:p>
          </table:table-cell>
          <table:table-cell/>
          <table:table-cell office:value-type="string" calcext:value-type="string">
            <text:p>MEAN</text:p>
          </table:table-cell>
          <table:table-cell table:formula="of:=AVERAGE([.G3:.G12])" office:value-type="float" office:value="0.980063537489762" calcext:value-type="float">
            <text:p>0.9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9549789281309" calcext:value-type="float">
            <text:p>0.969549789281309</text:p>
          </table:table-cell>
          <table:table-cell office:value-type="string" calcext:value-type="string">
            <text:p>NRMSE:</text:p>
          </table:table-cell>
          <table:table-cell office:value-type="float" office:value="0.993954091213048" calcext:value-type="float">
            <text:p>0.993954091213048</text:p>
          </table:table-cell>
          <table:table-cell/>
          <table:table-cell office:value-type="string" calcext:value-type="string">
            <text:p>STD</text:p>
          </table:table-cell>
          <table:table-cell table:formula="of:=STDEV([.G3:.G12])" office:value-type="float" office:value="0.00408824165243388" calcext:value-type="float">
            <text:p>0.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0340942315734" calcext:value-type="float">
            <text:p>0.980340942315734</text:p>
          </table:table-cell>
          <table:table-cell office:value-type="string" calcext:value-type="string">
            <text:p>NRMSE:</text:p>
          </table:table-cell>
          <table:table-cell office:value-type="float" office:value="0.996096681540415" calcext:value-type="float">
            <text:p>0.996096681540415</text:p>
          </table:table-cell>
          <table:table-cell/>
          <table:table-cell office:value-type="string" calcext:value-type="string">
            <text:p>MAX</text:p>
          </table:table-cell>
          <table:table-cell table:formula="of:=MAX([.G3:.G12])" office:value-type="float" office:value="0.984595592855384" calcext:value-type="float">
            <text:p>0.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3628735517148" calcext:value-type="float">
            <text:p>0.983628735517148</text:p>
          </table:table-cell>
          <table:table-cell office:value-type="string" calcext:value-type="string">
            <text:p>NRMSE:</text:p>
          </table:table-cell>
          <table:table-cell office:value-type="float" office:value="0.996749474980492" calcext:value-type="float">
            <text:p>0.996749474980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79373963125955" calcext:value-type="float">
            <text:p>0.979373963125955</text:p>
          </table:table-cell>
          <table:table-cell office:value-type="string" calcext:value-type="string">
            <text:p>NRMSE:</text:p>
          </table:table-cell>
          <table:table-cell office:value-type="float" office:value="0.995904687204669" calcext:value-type="float">
            <text:p>0.9959046872046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1415250989804" calcext:value-type="float">
            <text:p>0.981415250989804</text:p>
          </table:table-cell>
          <table:table-cell office:value-type="string" calcext:value-type="string">
            <text:p>NRMSE:</text:p>
          </table:table-cell>
          <table:table-cell office:value-type="float" office:value="0.99630998621382" calcext:value-type="float">
            <text:p>0.99630998621382</text:p>
          </table:table-cell>
          <table:table-cell table:number-columns-repeated="4"/>
          <table:table-cell office:value-type="string" calcext:value-type="string">
            <text:p>cat NLTankLinF5Affine.txt | grep "every" | grep '\-1' | grep 'False'</text:p>
          </table:table-cell>
        </table:table-row>
        <table:table-row table:style-name="ro1" table:number-rows-repeated="5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NON affine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96355093653" calcext:value-type="float">
            <text:p>0.9696355093653</text:p>
          </table:table-cell>
          <table:table-cell office:value-type="string" calcext:value-type="string">
            <text:p>NRMSE:</text:p>
          </table:table-cell>
          <table:table-cell office:value-type="float" office:value="0.993971110990474" calcext:value-type="float">
            <text:p>0.9939711109904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75120098541192" calcext:value-type="float">
            <text:p>0.975120098541192</text:p>
          </table:table-cell>
          <table:table-cell office:value-type="string" calcext:value-type="string">
            <text:p>NRMSE:</text:p>
          </table:table-cell>
          <table:table-cell office:value-type="float" office:value="0.995060079674392" calcext:value-type="float">
            <text:p>0.995060079674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72429917732318" calcext:value-type="float">
            <text:p>0.972429917732318</text:p>
          </table:table-cell>
          <table:table-cell office:value-type="string" calcext:value-type="string">
            <text:p>NRMSE:</text:p>
          </table:table-cell>
          <table:table-cell office:value-type="float" office:value="0.994525942556553" calcext:value-type="float">
            <text:p>0.9945259425565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77137250374046" calcext:value-type="float">
            <text:p>0.977137250374046</text:p>
          </table:table-cell>
          <table:table-cell office:value-type="string" calcext:value-type="string">
            <text:p>NRMSE:</text:p>
          </table:table-cell>
          <table:table-cell office:value-type="float" office:value="0.995460586459174" calcext:value-type="float">
            <text:p>0.995460586459174</text:p>
          </table:table-cell>
          <table:table-cell table:number-columns-repeated="4"/>
          <table:table-cell office:value-type="string" calcext:value-type="string">
            <text:p>cat NLTankLinF5NonAffine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72599960799006" calcext:value-type="float">
            <text:p>0.972599960799006</text:p>
          </table:table-cell>
          <table:table-cell office:value-type="string" calcext:value-type="string">
            <text:p>NRMSE:</text:p>
          </table:table-cell>
          <table:table-cell office:value-type="float" office:value="0.994559704716052" calcext:value-type="float">
            <text:p>0.994559704716052</text:p>
          </table:table-cell>
          <table:table-cell/>
          <table:table-cell office:value-type="string" calcext:value-type="string">
            <text:p>MEAN</text:p>
          </table:table-cell>
          <table:table-cell table:formula="of:=AVERAGE([.G19:.G28])" office:value-type="float" office:value="0.972905379827627" calcext:value-type="float">
            <text:p>0.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74342700995264" calcext:value-type="float">
            <text:p>0.974342700995264</text:p>
          </table:table-cell>
          <table:table-cell office:value-type="string" calcext:value-type="string">
            <text:p>NRMSE:</text:p>
          </table:table-cell>
          <table:table-cell office:value-type="float" office:value="0.994905726895119" calcext:value-type="float">
            <text:p>0.994905726895119</text:p>
          </table:table-cell>
          <table:table-cell/>
          <table:table-cell office:value-type="string" calcext:value-type="string">
            <text:p>STD</text:p>
          </table:table-cell>
          <table:table-cell table:formula="of:=STDEV([.G19:.G28])" office:value-type="float" office:value="0.00325042854996999" calcext:value-type="float">
            <text:p>0.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72282464376159" calcext:value-type="float">
            <text:p>0.972282464376159</text:p>
          </table:table-cell>
          <table:table-cell office:value-type="string" calcext:value-type="string">
            <text:p>NRMSE:</text:p>
          </table:table-cell>
          <table:table-cell office:value-type="float" office:value="0.994496665598509" calcext:value-type="float">
            <text:p>0.994496665598509</text:p>
          </table:table-cell>
          <table:table-cell/>
          <table:table-cell office:value-type="string" calcext:value-type="string">
            <text:p>MAX</text:p>
          </table:table-cell>
          <table:table-cell table:formula="of:=MAX([.G19:.G28])" office:value-type="float" office:value="0.9772732008895" calcext:value-type="float">
            <text:p>0.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6769311209607" calcext:value-type="float">
            <text:p>0.966769311209607</text:p>
          </table:table-cell>
          <table:table-cell office:value-type="string" calcext:value-type="string">
            <text:p>NRMSE:</text:p>
          </table:table-cell>
          <table:table-cell office:value-type="float" office:value="0.993402025516001" calcext:value-type="float">
            <text:p>0.993402025516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71463383993879" calcext:value-type="float">
            <text:p>0.971463383993879</text:p>
          </table:table-cell>
          <table:table-cell office:value-type="string" calcext:value-type="string">
            <text:p>NRMSE:</text:p>
          </table:table-cell>
          <table:table-cell office:value-type="float" office:value="0.994334036665455" calcext:value-type="float">
            <text:p>0.994334036665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772732008895" calcext:value-type="float">
            <text:p>0.9772732008895</text:p>
          </table:table-cell>
          <table:table-cell office:value-type="string" calcext:value-type="string">
            <text:p>NRMSE:</text:p>
          </table:table-cell>
          <table:table-cell office:value-type="float" office:value="0.995487579520849" calcext:value-type="float">
            <text:p>0.995487579520849</text:p>
          </table:table-cell>
          <table:table-cell table:number-columns-repeated="5"/>
        </table:table-row>
        <table:table-row table:style-name="ro1" table:number-rows-repeated="6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2"/>
        </table:table-row>
      </table:table>
      <table:table table:name="F2NLTankLin" table:style-name="ta1">
        <table:table-column table:style-name="co6" table:default-cell-style-name="Default"/>
        <table:table-column table:style-name="co3" table:default-cell-style-name="ce3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3" table:default-cell-style-name="ce4"/>
        <table:table-column table:style-name="co3" table:number-columns-repeated="3" table:default-cell-style-name="Default"/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ffine</text:p>
          </table:table-cell>
          <table:table-cell table:style-name="Default"/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8402854250531" calcext:value-type="float">
            <text:p>0.968402854250531</text:p>
          </table:table-cell>
          <table:table-cell office:value-type="string" calcext:value-type="string">
            <text:p>NRMSE:</text:p>
          </table:table-cell>
          <table:table-cell office:value-type="float" office:value="0.993726366530132" calcext:value-type="float">
            <text:p>0.993726366530132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6843506442025" calcext:value-type="float">
            <text:p>0.966843506442025</text:p>
          </table:table-cell>
          <table:table-cell office:value-type="string" calcext:value-type="string">
            <text:p>NRMSE:</text:p>
          </table:table-cell>
          <table:table-cell office:value-type="float" office:value="0.993416757026787" calcext:value-type="float">
            <text:p>0.9934167570267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8931973293668" calcext:value-type="float">
            <text:p>0.968931973293668</text:p>
          </table:table-cell>
          <table:table-cell office:value-type="string" calcext:value-type="string">
            <text:p>NRMSE:</text:p>
          </table:table-cell>
          <table:table-cell office:value-type="float" office:value="0.993831423454099" calcext:value-type="float">
            <text:p>0.9938314234540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671243937933" calcext:value-type="float">
            <text:p>0.96671243937933</text:p>
          </table:table-cell>
          <table:table-cell office:value-type="string" calcext:value-type="string">
            <text:p>NRMSE:</text:p>
          </table:table-cell>
          <table:table-cell office:value-type="float" office:value="0.993390733577775" calcext:value-type="float">
            <text:p>0.993390733577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9113905693918" calcext:value-type="float">
            <text:p>0.969113905693918</text:p>
          </table:table-cell>
          <table:table-cell office:value-type="string" calcext:value-type="string">
            <text:p>NRMSE:</text:p>
          </table:table-cell>
          <table:table-cell office:value-type="float" office:value="0.99386754624837" calcext:value-type="float">
            <text:p>0.99386754624837</text:p>
          </table:table-cell>
          <table:table-cell/>
          <table:table-cell office:value-type="string" calcext:value-type="string">
            <text:p>MEAN</text:p>
          </table:table-cell>
          <table:table-cell table:formula="of:=AVERAGE([.G3:.G12])" office:value-type="float" office:value="0.968786612144772" calcext:value-type="float">
            <text:p>0.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9749109822215" calcext:value-type="float">
            <text:p>0.969749109822215</text:p>
          </table:table-cell>
          <table:table-cell office:value-type="string" calcext:value-type="string">
            <text:p>NRMSE:</text:p>
          </table:table-cell>
          <table:table-cell office:value-type="float" office:value="0.993993666433752" calcext:value-type="float">
            <text:p>0.993993666433752</text:p>
          </table:table-cell>
          <table:table-cell/>
          <table:table-cell office:value-type="string" calcext:value-type="string">
            <text:p>STD</text:p>
          </table:table-cell>
          <table:table-cell table:formula="of:=STDEV([.G3:.G12])" office:value-type="float" office:value="0.00280578782805917" calcext:value-type="float">
            <text:p>0.003</text:p>
          </table:table-cell>
          <table:table-cell table:number-columns-repeated="2"/>
          <table:table-cell office:value-type="string" calcext:value-type="string">
            <text:p>cat NLTankLinF2Affine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75557108738114" calcext:value-type="float">
            <text:p>0.975557108738114</text:p>
          </table:table-cell>
          <table:table-cell office:value-type="string" calcext:value-type="string">
            <text:p>NRMSE:</text:p>
          </table:table-cell>
          <table:table-cell office:value-type="float" office:value="0.995146848328112" calcext:value-type="float">
            <text:p>0.995146848328112</text:p>
          </table:table-cell>
          <table:table-cell/>
          <table:table-cell office:value-type="string" calcext:value-type="string">
            <text:p>MAX</text:p>
          </table:table-cell>
          <table:table-cell table:formula="of:=MAX([.G3:.G12])" office:value-type="float" office:value="0.975557108738114" calcext:value-type="float">
            <text:p>0.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9105876833146" calcext:value-type="float">
            <text:p>0.969105876833146</text:p>
          </table:table-cell>
          <table:table-cell office:value-type="string" calcext:value-type="string">
            <text:p>NRMSE:</text:p>
          </table:table-cell>
          <table:table-cell office:value-type="float" office:value="0.993865952112935" calcext:value-type="float">
            <text:p>0.9938659521129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8612462776889" calcext:value-type="float">
            <text:p>0.968612462776889</text:p>
          </table:table-cell>
          <table:table-cell office:value-type="string" calcext:value-type="string">
            <text:p>NRMSE:</text:p>
          </table:table-cell>
          <table:table-cell office:value-type="float" office:value="0.993767984436919" calcext:value-type="float">
            <text:p>0.9937679844369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6483688421789" calcext:value-type="float">
            <text:p>0.96483688421789</text:p>
          </table:table-cell>
          <table:table-cell office:value-type="string" calcext:value-type="string">
            <text:p>NRMSE:</text:p>
          </table:table-cell>
          <table:table-cell office:value-type="float" office:value="0.993018340902542" calcext:value-type="float">
            <text:p>0.993018340902542</text:p>
          </table:table-cell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ON Affine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11056175767066" calcext:value-type="float">
            <text:p>0.911056175767066</text:p>
          </table:table-cell>
          <table:table-cell office:value-type="string" calcext:value-type="string">
            <text:p>NRMSE:</text:p>
          </table:table-cell>
          <table:table-cell office:value-type="float" office:value="0.982340146889528" calcext:value-type="float">
            <text:p>0.9823401468895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46445275622366" calcext:value-type="float">
            <text:p>0.946445275622366</text:p>
          </table:table-cell>
          <table:table-cell office:value-type="string" calcext:value-type="string">
            <text:p>NRMSE:</text:p>
          </table:table-cell>
          <table:table-cell office:value-type="float" office:value="0.989366675269055" calcext:value-type="float">
            <text:p>0.989366675269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59664411993725" calcext:value-type="float">
            <text:p>0.959664411993725</text:p>
          </table:table-cell>
          <table:table-cell office:value-type="string" calcext:value-type="string">
            <text:p>NRMSE:</text:p>
          </table:table-cell>
          <table:table-cell office:value-type="float" office:value="0.991991343238741" calcext:value-type="float">
            <text:p>0.991991343238741</text:p>
          </table:table-cell>
          <table:table-cell table:number-columns-repeated="5"/>
          <table:table-cell office:value-type="string" calcext:value-type="string">
            <text:p>cat NLTankLinF2NonAffine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56008383859833" calcext:value-type="float">
            <text:p>0.956008383859833</text:p>
          </table:table-cell>
          <table:table-cell office:value-type="string" calcext:value-type="string">
            <text:p>NRMSE:</text:p>
          </table:table-cell>
          <table:table-cell office:value-type="float" office:value="0.991265436517626" calcext:value-type="float">
            <text:p>0.9912654365176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57061869937712" calcext:value-type="float">
            <text:p>0.957061869937712</text:p>
          </table:table-cell>
          <table:table-cell office:value-type="string" calcext:value-type="string">
            <text:p>NRMSE:</text:p>
          </table:table-cell>
          <table:table-cell office:value-type="float" office:value="0.991474606851258" calcext:value-type="float">
            <text:p>0.991474606851258</text:p>
          </table:table-cell>
          <table:table-cell/>
          <table:table-cell office:value-type="string" calcext:value-type="string">
            <text:p>MEAN</text:p>
          </table:table-cell>
          <table:table-cell table:formula="of:=AVERAGE([.G17:.G26])" office:value-type="float" office:value="0.94423309322746" calcext:value-type="float">
            <text:p>0.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56902415053501" calcext:value-type="float">
            <text:p>0.956902415053501</text:p>
          </table:table-cell>
          <table:table-cell office:value-type="string" calcext:value-type="string">
            <text:p>NRMSE:</text:p>
          </table:table-cell>
          <table:table-cell office:value-type="float" office:value="0.991442946982153" calcext:value-type="float">
            <text:p>0.991442946982153</text:p>
          </table:table-cell>
          <table:table-cell/>
          <table:table-cell office:value-type="string" calcext:value-type="string">
            <text:p>STD</text:p>
          </table:table-cell>
          <table:table-cell table:formula="of:=STDEV([.G17:.G26])" office:value-type="float" office:value="0.0199702513312117" calcext:value-type="float">
            <text:p>0.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54781203422332" calcext:value-type="float">
            <text:p>0.954781203422332</text:p>
          </table:table-cell>
          <table:table-cell office:value-type="string" calcext:value-type="string">
            <text:p>NRMSE:</text:p>
          </table:table-cell>
          <table:table-cell office:value-type="float" office:value="0.991021779057952" calcext:value-type="float">
            <text:p>0.991021779057952</text:p>
          </table:table-cell>
          <table:table-cell/>
          <table:table-cell office:value-type="string" calcext:value-type="string">
            <text:p>MAX</text:p>
          </table:table-cell>
          <table:table-cell table:formula="of:=MAX([.G17:.G26])" office:value-type="float" office:value="0.959664411993725" calcext:value-type="float">
            <text:p>0.9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44657683243594" calcext:value-type="float">
            <text:p>0.944657683243594</text:p>
          </table:table-cell>
          <table:table-cell office:value-type="string" calcext:value-type="string">
            <text:p>NRMSE:</text:p>
          </table:table-cell>
          <table:table-cell office:value-type="float" office:value="0.989011747660503" calcext:value-type="float">
            <text:p>0.9890117476605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04051117663189" calcext:value-type="float">
            <text:p>0.904051117663189</text:p>
          </table:table-cell>
          <table:table-cell office:value-type="string" calcext:value-type="string">
            <text:p>NRMSE:</text:p>
          </table:table-cell>
          <table:table-cell office:value-type="float" office:value="0.980949288128825" calcext:value-type="float">
            <text:p>0.980949288128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51702395711285" calcext:value-type="float">
            <text:p>0.951702395711285</text:p>
          </table:table-cell>
          <table:table-cell office:value-type="string" calcext:value-type="string">
            <text:p>NRMSE:</text:p>
          </table:table-cell>
          <table:table-cell office:value-type="float" office:value="0.990410479820468" calcext:value-type="float">
            <text:p>0.990410479820468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13"/>
        </table:table-row>
      </table:table>
      <table:table table:name="HWF5" table:style-name="ta1">
        <table:table-column table:style-name="co3" table:default-cell-style-name="Default"/>
        <table:table-column table:style-name="co3" table:default-cell-style-name="ce3"/>
        <table:table-column table:style-name="co3" table:number-columns-repeated="4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3" table:default-cell-style-name="ce4"/>
        <table:table-column table:style-name="co3" table:number-columns-repeated="3" table:default-cell-style-name="Default"/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ffine</text:p>
          </table:table-cell>
          <table:table-cell table:style-name="Default"/>
          <table:table-cell office:value-type="string" calcext:value-type="string">
            <text:p>Affine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9227507097881" calcext:value-type="float">
            <text:p>0.99227507097881</text:p>
          </table:table-cell>
          <table:table-cell office:value-type="string" calcext:value-type="string">
            <text:p>NRMSE:</text:p>
          </table:table-cell>
          <table:table-cell office:value-type="float" office:value="0.99741627308575" calcext:value-type="float">
            <text:p>0.99741627308575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91657093221937" calcext:value-type="float">
            <text:p>0.991657093221937</text:p>
          </table:table-cell>
          <table:table-cell office:value-type="string" calcext:value-type="string">
            <text:p>NRMSE:</text:p>
          </table:table-cell>
          <table:table-cell office:value-type="float" office:value="0.997209580472982" calcext:value-type="float">
            <text:p>0.997209580472982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9564303933691" calcext:value-type="float">
            <text:p>0.989564303933691</text:p>
          </table:table-cell>
          <table:table-cell office:value-type="string" calcext:value-type="string">
            <text:p>NRMSE:</text:p>
          </table:table-cell>
          <table:table-cell office:value-type="float" office:value="0.996509613393018" calcext:value-type="float">
            <text:p>0.996509613393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9170871158242" calcext:value-type="float">
            <text:p>0.99170871158242</text:p>
          </table:table-cell>
          <table:table-cell office:value-type="string" calcext:value-type="string">
            <text:p>NRMSE:</text:p>
          </table:table-cell>
          <table:table-cell office:value-type="float" office:value="0.997226845064913" calcext:value-type="float">
            <text:p>0.9972268450649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9218512435274" calcext:value-type="float">
            <text:p>0.99218512435274</text:p>
          </table:table-cell>
          <table:table-cell office:value-type="string" calcext:value-type="string">
            <text:p>NRMSE:</text:p>
          </table:table-cell>
          <table:table-cell office:value-type="float" office:value="0.997386188988151" calcext:value-type="float">
            <text:p>0.997386188988151</text:p>
          </table:table-cell>
          <table:table-cell/>
          <table:table-cell office:value-type="string" calcext:value-type="string">
            <text:p>MEAN</text:p>
          </table:table-cell>
          <table:table-cell table:formula="of:=AVERAGE([.G3:.G12])" office:value-type="float" office:value="0.991100709980612" calcext:value-type="float">
            <text:p>0.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91450110685516" calcext:value-type="float">
            <text:p>0.991450110685516</text:p>
          </table:table-cell>
          <table:table-cell office:value-type="string" calcext:value-type="string">
            <text:p>NRMSE:</text:p>
          </table:table-cell>
          <table:table-cell office:value-type="float" office:value="0.997140351830407" calcext:value-type="float">
            <text:p>0.997140351830407</text:p>
          </table:table-cell>
          <table:table-cell/>
          <table:table-cell office:value-type="string" calcext:value-type="string">
            <text:p>STD</text:p>
          </table:table-cell>
          <table:table-cell table:formula="of:=STDEV([.G3:.G12])" office:value-type="float" office:value="0.00098477315648766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9626243332602" calcext:value-type="float">
            <text:p>0.989626243332602</text:p>
          </table:table-cell>
          <table:table-cell office:value-type="string" calcext:value-type="string">
            <text:p>NRMSE:</text:p>
          </table:table-cell>
          <table:table-cell office:value-type="float" office:value="0.996530330022463" calcext:value-type="float">
            <text:p>0.996530330022463</text:p>
          </table:table-cell>
          <table:table-cell/>
          <table:table-cell office:value-type="string" calcext:value-type="string">
            <text:p>MAX</text:p>
          </table:table-cell>
          <table:table-cell table:formula="of:=MAX([.G3:.G12])" office:value-type="float" office:value="0.99227507097881" calcext:value-type="float">
            <text:p>0.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90921614121756" calcext:value-type="float">
            <text:p>0.990921614121756</text:p>
          </table:table-cell>
          <table:table-cell office:value-type="string" calcext:value-type="string">
            <text:p>NRMSE:</text:p>
          </table:table-cell>
          <table:table-cell office:value-type="float" office:value="0.99696358764369" calcext:value-type="float">
            <text:p>0.996963587643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91372990960772" calcext:value-type="float">
            <text:p>0.991372990960772</text:p>
          </table:table-cell>
          <table:table-cell office:value-type="string" calcext:value-type="string">
            <text:p>NRMSE:</text:p>
          </table:table-cell>
          <table:table-cell office:value-type="float" office:value="0.997114557896521" calcext:value-type="float">
            <text:p>0.997114557896521</text:p>
          </table:table-cell>
          <table:table-cell table:number-columns-repeated="5"/>
          <table:table-cell office:value-type="string" calcext:value-type="string">
            <text:p>cat HWSystemF5Affine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90245836635876" calcext:value-type="float">
            <text:p>0.990245836635876</text:p>
          </table:table-cell>
          <table:table-cell office:value-type="string" calcext:value-type="string">
            <text:p>NRMSE:</text:p>
          </table:table-cell>
          <table:table-cell office:value-type="float" office:value="0.996737562980742" calcext:value-type="float">
            <text:p>0.996737562980742</text:p>
          </table:table-cell>
          <table:table-cell table:number-columns-repeated="6"/>
        </table:table-row>
        <table:table-row table:style-name="ro1" table:number-rows-repeated="5">
          <table: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on affine</text:p>
          </table:table-cell>
          <table:table-cell table:style-name="Default"/>
          <table:table-cell office:value-type="string" calcext:value-type="string">
            <text:p>Non aff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8836486214709" calcext:value-type="float">
            <text:p>0.988836486214709</text:p>
          </table:table-cell>
          <table:table-cell office:value-type="string" calcext:value-type="string">
            <text:p>NRMSE:</text:p>
          </table:table-cell>
          <table:table-cell office:value-type="float" office:value="0.996266183036047" calcext:value-type="float">
            <text:p>0.9962661830360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9887683765288" calcext:value-type="float">
            <text:p>0.989887683765288</text:p>
          </table:table-cell>
          <table:table-cell office:value-type="string" calcext:value-type="string">
            <text:p>NRMSE:</text:p>
          </table:table-cell>
          <table:table-cell office:value-type="float" office:value="0.99661777298544" calcext:value-type="float">
            <text:p>0.996617772985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94634457781" calcext:value-type="float">
            <text:p>0.9894634457781</text:p>
          </table:table-cell>
          <table:table-cell office:value-type="string" calcext:value-type="string">
            <text:p>NRMSE:</text:p>
          </table:table-cell>
          <table:table-cell office:value-type="float" office:value="0.99647587975865" calcext:value-type="float">
            <text:p>0.996475879758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8416852457456" calcext:value-type="float">
            <text:p>0.988416852457456</text:p>
          </table:table-cell>
          <table:table-cell office:value-type="string" calcext:value-type="string">
            <text:p>NRMSE:</text:p>
          </table:table-cell>
          <table:table-cell office:value-type="float" office:value="0.996125829768106" calcext:value-type="float">
            <text:p>0.996125829768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9971968058217" calcext:value-type="float">
            <text:p>0.989971968058217</text:p>
          </table:table-cell>
          <table:table-cell office:value-type="string" calcext:value-type="string">
            <text:p>NRMSE:</text:p>
          </table:table-cell>
          <table:table-cell office:value-type="float" office:value="0.996645963224534" calcext:value-type="float">
            <text:p>0.996645963224534</text:p>
          </table:table-cell>
          <table:table-cell/>
          <table:table-cell office:value-type="string" calcext:value-type="string">
            <text:p>MEAN</text:p>
          </table:table-cell>
          <table:table-cell table:formula="of:=AVERAGE([.G19:.G28])" office:value-type="float" office:value="0.988598756622094" calcext:value-type="float">
            <text:p>0.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7911713503531" calcext:value-type="float">
            <text:p>0.987911713503531</text:p>
          </table:table-cell>
          <table:table-cell office:value-type="string" calcext:value-type="string">
            <text:p>NRMSE:</text:p>
          </table:table-cell>
          <table:table-cell office:value-type="float" office:value="0.995956877910152" calcext:value-type="float">
            <text:p>0.995956877910152</text:p>
          </table:table-cell>
          <table:table-cell/>
          <table:table-cell office:value-type="string" calcext:value-type="string">
            <text:p>STD</text:p>
          </table:table-cell>
          <table:table-cell table:formula="of:=STDEV([.G19:.G28])" office:value-type="float" office:value="0.0012940742689967" calcext:value-type="float">
            <text:p>0.001</text:p>
          </table:table-cell>
          <table:table-cell table:number-columns-repeated="2"/>
          <table:table-cell office:value-type="string" calcext:value-type="string">
            <text:p>cat HWSystemF5NonAffine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7037757537885" calcext:value-type="float">
            <text:p>0.987037757537885</text:p>
          </table:table-cell>
          <table:table-cell office:value-type="string" calcext:value-type="string">
            <text:p>NRMSE:</text:p>
          </table:table-cell>
          <table:table-cell office:value-type="float" office:value="0.995664569263158" calcext:value-type="float">
            <text:p>0.995664569263158</text:p>
          </table:table-cell>
          <table:table-cell/>
          <table:table-cell office:value-type="string" calcext:value-type="string">
            <text:p>MAX</text:p>
          </table:table-cell>
          <table:table-cell table:formula="of:=MAX([.G19:.G28])" office:value-type="float" office:value="0.990109003053732" calcext:value-type="float">
            <text:p>0.9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8028126555582" calcext:value-type="float">
            <text:p>0.988028126555582</text:p>
          </table:table-cell>
          <table:table-cell office:value-type="string" calcext:value-type="string">
            <text:p>NRMSE:</text:p>
          </table:table-cell>
          <table:table-cell office:value-type="float" office:value="0.995995814130139" calcext:value-type="float">
            <text:p>0.995995814130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6324529296435" calcext:value-type="float">
            <text:p>0.986324529296435</text:p>
          </table:table-cell>
          <table:table-cell office:value-type="string" calcext:value-type="string">
            <text:p>NRMSE:</text:p>
          </table:table-cell>
          <table:table-cell office:value-type="float" office:value="0.995426018591898" calcext:value-type="float">
            <text:p>0.9954260185918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90109003053732" calcext:value-type="float">
            <text:p>0.990109003053732</text:p>
          </table:table-cell>
          <table:table-cell office:value-type="string" calcext:value-type="string">
            <text:p>NRMSE:</text:p>
          </table:table-cell>
          <table:table-cell office:value-type="float" office:value="0.996691796785611" calcext:value-type="float">
            <text:p>0.996691796785611</text:p>
          </table:table-cell>
          <table:table-cell table:number-columns-repeated="6"/>
        </table:table-row>
        <table:table-row table:style-name="ro1" table:number-rows-repeated="8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3"/>
        </table:table-row>
      </table:table>
      <table:table table:name="HWF2" table:style-name="ta1">
        <table:table-column table:style-name="co3" table:default-cell-style-name="Default"/>
        <table:table-column table:style-name="co3" table:default-cell-style-name="ce3"/>
        <table:table-column table:style-name="co3" table:number-columns-repeated="9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ffine</text:p>
          </table:table-cell>
          <table:table-cell table:style-name="Default"/>
          <table:table-cell table:number-columns-repeated="9"/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9577388423713" calcext:value-type="float">
            <text:p>0.989577388423713</text:p>
          </table:table-cell>
          <table:table-cell office:value-type="string" calcext:value-type="string">
            <text:p>NRMSE:</text:p>
          </table:table-cell>
          <table:table-cell office:value-type="float" office:value="0.99651398971142" calcext:value-type="float">
            <text:p>0.9965139897114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9129374339938" calcext:value-type="float">
            <text:p>0.989129374339938</text:p>
          </table:table-cell>
          <table:table-cell office:value-type="string" calcext:value-type="string">
            <text:p>NRMSE:</text:p>
          </table:table-cell>
          <table:table-cell office:value-type="float" office:value="0.996364144186233" calcext:value-type="float">
            <text:p>0.99636414418623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9394772150642" calcext:value-type="float">
            <text:p>0.989394772150642</text:p>
          </table:table-cell>
          <table:table-cell office:value-type="string" calcext:value-type="string">
            <text:p>NRMSE:</text:p>
          </table:table-cell>
          <table:table-cell office:value-type="float" office:value="0.996452910758019" calcext:value-type="float">
            <text:p>0.99645291075801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8614251133241" calcext:value-type="float">
            <text:p>0.988614251133241</text:p>
          </table:table-cell>
          <table:table-cell office:value-type="string" calcext:value-type="string">
            <text:p>NRMSE:</text:p>
          </table:table-cell>
          <table:table-cell office:value-type="float" office:value="0.996191852934152" calcext:value-type="float">
            <text:p>0.99619185293415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8914399449163" calcext:value-type="float">
            <text:p>0.988914399449163</text:p>
          </table:table-cell>
          <table:table-cell office:value-type="string" calcext:value-type="string">
            <text:p>NRMSE:</text:p>
          </table:table-cell>
          <table:table-cell office:value-type="float" office:value="0.996292242372034" calcext:value-type="float">
            <text:p>0.996292242372034</text:p>
          </table:table-cell>
          <table:table-cell/>
          <table:table-cell office:value-type="string" calcext:value-type="string">
            <text:p>MEAN</text:p>
          </table:table-cell>
          <table:table-cell table:formula="of:=AVERAGE([.G5:.G14])" office:value-type="float" office:value="0.989240867295906" calcext:value-type="float">
            <text:p>0.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8560441641901" calcext:value-type="float">
            <text:p>0.988560441641901</text:p>
          </table:table-cell>
          <table:table-cell office:value-type="string" calcext:value-type="string">
            <text:p>NRMSE:</text:p>
          </table:table-cell>
          <table:table-cell office:value-type="float" office:value="0.996173855483219" calcext:value-type="float">
            <text:p>0.996173855483219</text:p>
          </table:table-cell>
          <table:table-cell/>
          <table:table-cell office:value-type="string" calcext:value-type="string">
            <text:p>STD</text:p>
          </table:table-cell>
          <table:table-cell table:formula="of:=STDEV([.G5:.G14])" office:value-type="float" office:value="0.000624087810931145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90548723000041" calcext:value-type="float">
            <text:p>0.990548723000041</text:p>
          </table:table-cell>
          <table:table-cell office:value-type="string" calcext:value-type="string">
            <text:p>NRMSE:</text:p>
          </table:table-cell>
          <table:table-cell office:value-type="float" office:value="0.996838868202952" calcext:value-type="float">
            <text:p>0.996838868202952</text:p>
          </table:table-cell>
          <table:table-cell/>
          <table:table-cell office:value-type="string" calcext:value-type="string">
            <text:p>MAX</text:p>
          </table:table-cell>
          <table:table-cell table:formula="of:=MAX([.G5:.G14])" office:value-type="float" office:value="0.990548723000041" calcext:value-type="float">
            <text:p>0.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8725096042063" calcext:value-type="float">
            <text:p>0.988725096042063</text:p>
          </table:table-cell>
          <table:table-cell office:value-type="string" calcext:value-type="string">
            <text:p>NRMSE:</text:p>
          </table:table-cell>
          <table:table-cell office:value-type="float" office:value="0.996228926798966" calcext:value-type="float">
            <text:p>0.996228926798966</text:p>
          </table:table-cell>
          <table:table-cell table:number-columns-repeated="4"/>
          <table:table-cell office:value-type="string" calcext:value-type="string">
            <text:p>cat HWSystemF2Affine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9078195677319" calcext:value-type="float">
            <text:p>0.989078195677319</text:p>
          </table:table-cell>
          <table:table-cell office:value-type="string" calcext:value-type="string">
            <text:p>NRMSE:</text:p>
          </table:table-cell>
          <table:table-cell office:value-type="float" office:value="0.996347026658333" calcext:value-type="float">
            <text:p>0.996347026658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9866031101042" calcext:value-type="float">
            <text:p>0.989866031101042</text:p>
          </table:table-cell>
          <table:table-cell office:value-type="string" calcext:value-type="string">
            <text:p>NRMSE:</text:p>
          </table:table-cell>
          <table:table-cell office:value-type="float" office:value="0.996610530903186" calcext:value-type="float">
            <text:p>0.996610530903186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Non Affine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78773782667188" calcext:value-type="float">
            <text:p>0.978773782667188</text:p>
          </table:table-cell>
          <table:table-cell office:value-type="string" calcext:value-type="string">
            <text:p>NRMSE:</text:p>
          </table:table-cell>
          <table:table-cell office:value-type="float" office:value="0.992900549783687" calcext:value-type="float">
            <text:p>0.992900549783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2397529629077" calcext:value-type="float">
            <text:p>0.982397529629077</text:p>
          </table:table-cell>
          <table:table-cell office:value-type="string" calcext:value-type="string">
            <text:p>NRMSE:</text:p>
          </table:table-cell>
          <table:table-cell office:value-type="float" office:value="0.994112570312313" calcext:value-type="float">
            <text:p>0.994112570312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3100729516268" calcext:value-type="float">
            <text:p>0.983100729516268</text:p>
          </table:table-cell>
          <table:table-cell office:value-type="string" calcext:value-type="string">
            <text:p>NRMSE:</text:p>
          </table:table-cell>
          <table:table-cell office:value-type="float" office:value="0.994347766838993" calcext:value-type="float">
            <text:p>0.9943477668389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566688833309" calcext:value-type="float">
            <text:p>0.98566688833309</text:p>
          </table:table-cell>
          <table:table-cell office:value-type="string" calcext:value-type="string">
            <text:p>NRMSE:</text:p>
          </table:table-cell>
          <table:table-cell office:value-type="float" office:value="0.995206059980985" calcext:value-type="float">
            <text:p>0.9952060599809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5377013721553" calcext:value-type="float">
            <text:p>0.985377013721553</text:p>
          </table:table-cell>
          <table:table-cell office:value-type="string" calcext:value-type="string">
            <text:p>NRMSE:</text:p>
          </table:table-cell>
          <table:table-cell office:value-type="float" office:value="0.995109106748983" calcext:value-type="float">
            <text:p>0.995109106748983</text:p>
          </table:table-cell>
          <table:table-cell/>
          <table:table-cell office:value-type="string" calcext:value-type="string">
            <text:p>MEAN</text:p>
          </table:table-cell>
          <table:table-cell table:formula="of:=AVERAGE([.G19:.G28])" office:value-type="float" office:value="0.982712836799374" calcext:value-type="float">
            <text:p>0.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1696188312156" calcext:value-type="float">
            <text:p>0.981696188312156</text:p>
          </table:table-cell>
          <table:table-cell office:value-type="string" calcext:value-type="string">
            <text:p>NRMSE:</text:p>
          </table:table-cell>
          <table:table-cell office:value-type="float" office:value="0.99387799541439" calcext:value-type="float">
            <text:p>0.99387799541439</text:p>
          </table:table-cell>
          <table:table-cell/>
          <table:table-cell office:value-type="string" calcext:value-type="string">
            <text:p>STD</text:p>
          </table:table-cell>
          <table:table-cell table:formula="of:=STDEV([.G19:.G28])" office:value-type="float" office:value="0.00205582206320949" calcext:value-type="float">
            <text:p>0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0612373808766" calcext:value-type="float">
            <text:p>0.980612373808766</text:p>
          </table:table-cell>
          <table:table-cell office:value-type="string" calcext:value-type="string">
            <text:p>NRMSE:</text:p>
          </table:table-cell>
          <table:table-cell office:value-type="float" office:value="0.993515496199863" calcext:value-type="float">
            <text:p>0.993515496199863</text:p>
          </table:table-cell>
          <table:table-cell/>
          <table:table-cell office:value-type="string" calcext:value-type="string">
            <text:p>MAX</text:p>
          </table:table-cell>
          <table:table-cell table:formula="of:=MAX([.G19:.G28])" office:value-type="float" office:value="0.98566688833309" calcext:value-type="float">
            <text:p>0.986</text:p>
          </table:table-cell>
          <table:table-cell/>
          <table:table-cell office:value-type="string" calcext:value-type="string">
            <text:p>cat HWSystemF2NonAffine.txt | grep "every" | grep '\-1' | grep 'False'</text:p>
          </table:table-cell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3045843207242" calcext:value-type="float">
            <text:p>0.983045843207242</text:p>
          </table:table-cell>
          <table:table-cell office:value-type="string" calcext:value-type="string">
            <text:p>NRMSE:</text:p>
          </table:table-cell>
          <table:table-cell office:value-type="float" office:value="0.994329409229044" calcext:value-type="float">
            <text:p>0.9943294092290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2805882502651" calcext:value-type="float">
            <text:p>0.982805882502651</text:p>
          </table:table-cell>
          <table:table-cell office:value-type="string" calcext:value-type="string">
            <text:p>NRMSE:</text:p>
          </table:table-cell>
          <table:table-cell office:value-type="float" office:value="0.99424915050704" calcext:value-type="float">
            <text:p>0.9942491505070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idationOnMultiHarmonic: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very: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it:</text:p>
          </table:table-cell>
          <table:table-cell office:value-type="float" office:value="0.983652136295746" calcext:value-type="float">
            <text:p>0.983652136295746</text:p>
          </table:table-cell>
          <table:table-cell office:value-type="string" calcext:value-type="string">
            <text:p>NRMSE:</text:p>
          </table:table-cell>
          <table:table-cell office:value-type="float" office:value="0.994532193716305" calcext:value-type="float">
            <text:p>0.994532193716305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20:03:07.827675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6" meta:cell-count="1178" meta:object-count="0"/>
  </office:meta>
</office:document-meta>
</file>